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cm" style:type="right"/>
        </style:tab-stops>
      </style:paragraph-properties>
    </style:style>
    <style:style style:name="P2" style:family="paragraph" style:parent-style-name="Standard" style:list-style-name="L1">
      <style:paragraph-properties fo:text-align="justify" style:justify-single-word="false">
        <style:tab-stops>
          <style:tab-stop style:position="0cm" style:type="right"/>
        </style:tab-stops>
      </style:paragraph-properties>
      <style:text-properties fo:font-size="26pt" fo:font-weight="bold" style:font-weight-asian="bold" style:font-weight-complex="bold"/>
    </style:style>
    <style:style style:name="P3" style:family="paragraph" style:parent-style-name="Standard" style:list-style-name="L1">
      <style:paragraph-properties fo:text-align="justify" style:justify-single-word="false">
        <style:tab-stops>
          <style:tab-stop style:position="0cm" style:type="right"/>
        </style:tab-stops>
      </style:paragraph-properties>
      <style:text-properties fo:font-size="20pt" fo:font-weight="bold" style:font-weight-asian="bold" style:font-weight-complex="bold"/>
    </style:style>
    <style:style style:name="P4" style:family="paragraph" style:parent-style-name="Standard" style:list-style-name="L1">
      <style:paragraph-properties fo:text-align="justify" style:justify-single-word="false">
        <style:tab-stops>
          <style:tab-stop style:position="0cm" style:type="right"/>
        </style:tab-stops>
      </style:paragraph-properties>
      <style:text-properties fo:font-size="20pt" fo:font-weight="bold" officeooo:rsid="00017eeb" officeooo:paragraph-rsid="00017eeb" style:font-weight-asian="bold" style:font-weight-complex="bold"/>
    </style:style>
    <style:style style:name="P5" style:family="paragraph" style:parent-style-name="Standard" style:list-style-name="L1">
      <style:paragraph-properties fo:text-align="justify" style:justify-single-word="false">
        <style:tab-stops>
          <style:tab-stop style:position="0cm" style:type="right"/>
        </style:tab-stops>
      </style:paragraph-properties>
      <style:text-properties fo:font-size="20pt" fo:font-weight="bold" officeooo:rsid="0002cd8d" officeooo:paragraph-rsid="0002cd8d" style:font-weight-asian="bold" style:font-weight-complex="bold"/>
    </style:style>
    <style:style style:name="P6" style:family="paragraph" style:parent-style-name="Standard" style:list-style-name="L1" style:master-page-name="First_20_Page">
      <style:paragraph-properties fo:text-align="justify" style:justify-single-word="false" style:page-number="auto">
        <style:tab-stops>
          <style:tab-stop style:position="0cm" style:type="right"/>
        </style:tab-stops>
      </style:paragraph-properties>
    </style:style>
    <style:style style:name="T1" style:family="text">
      <style:text-properties officeooo:rsid="0002cd8d"/>
    </style:style>
    <style:style style:name="T2" style:family="text">
      <style:text-properties fo:font-size="18pt"/>
    </style:style>
    <style:style style:name="T3" style:family="text">
      <style:text-properties fo:font-size="18pt" style:text-underline-style="solid" style:text-underline-width="auto" style:text-underline-color="font-color"/>
    </style:style>
    <style:style style:name="T4" style:family="text">
      <style:text-properties fo:font-size="20pt" fo:font-weight="bold" officeooo:rsid="00017eeb" style:font-weight-asian="bold" style:font-weight-complex="bold"/>
    </style:style>
    <style:style style:name="T5" style:family="text">
      <style:text-properties fo:font-size="26pt" style:text-underline-style="solid" style:text-underline-width="auto" style:text-underline-color="font-color" fo:font-weight="bold" officeooo:rsid="00017eeb" style:font-weight-asian="bold" style:font-weight-complex="bold"/>
    </style:style>
    <style:style style:name="T6" style:family="text">
      <style:text-properties officeooo:rsid="0003a989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65864056" text:style-name="L1">
        <text:list-header>
          <text:p text:style-name="P6"><text:span text:style-name="T2"><text:s text:c="28"/></text:span><text:span text:style-name="T3"><text:s text:c="2"/></text:span><text:span text:style-name="T5">Time Table </text:span></text:p>
          <text:p text:style-name="P2"/>
          <text:p text:style-name="P3"/>
        </text:list-header>
        <text:list-item>
          <text:p text:style-name="P4">Yoga <text:s text:c="44"/>- <text:s text:c="3"/>5:30-6:00</text:p>
        </text:list-item>
        <text:list-item>
          <text:p text:style-name="P4">English Grammar <text:s text:c="21"/>- <text:s text:c="3"/>6:00-7:00</text:p>
        </text:list-item>
        <text:list-item>
          <text:p text:style-name="P4">Programming c <text:s text:c="26"/>- <text:s text:c="3"/>10:00- 12:30</text:p>
        </text:list-item>
        <text:list-item>
          <text:p text:style-name="P4">mathmatic program <text:span text:style-name="T6">Excercise</text:span> <text:s text:c="2"/>- <text:s text:c="3"/>12:30 – 1:30</text:p>
        </text:list-item>
        <text:list-item>
          <text:p text:style-name="P4">lunch <text:s text:c="44"/>- <text:s text:c="3"/>1:30 <text:s text:c="2"/>- 2:00</text:p>
        </text:list-item>
        <text:list-item>
          <text:p text:style-name="P4">Computer fundamental <text:s text:c="13"/>- <text:s text:c="3"/>2:00 <text:s text:c="2"/>- 3:30</text:p>
        </text:list-item>
        <text:list-item>
          <text:p text:style-name="P4">linux <text:s text:c="45"/>- <text:s text:c="3"/>3:30 <text:s text:c="2"/>- 4:30</text:p>
        </text:list-item>
        <text:list-item>
          <text:p text:style-name="P4">typing <text:s/><text:span text:style-name="T1">paragraph</text:span> <text:s text:c="22"/>- <text:s text:c="4"/>4:30 <text:s/>- <text:s/>5:00</text:p>
        </text:list-item>
        <text:list-item>
          <text:p text:style-name="P4">rest <text:s text:c="47"/>- <text:s text:c="4"/>5:00 <text:s/>- 6:00</text:p>
        </text:list-item>
        <text:list-item>
          <text:p text:style-name="P5">typing digit key/paragraph <text:s text:c="8"/>- <text:s text:c="4"/>6:00 <text:s/>- 6:30</text:p>
        </text:list-item>
        <text:list-item>
          <text:p text:style-name="P5">Programming project practice <text:s text:c="2"/>- <text:s text:c="4"/>6:30 <text:s/>- 8:00</text:p>
          <text:p text:style-name="P5"/>
        </text:list-item>
      </text:list>
      <text:p text:style-name="P1"><text:span text:style-name="T4"><text:s/></text:span><text:s text:c="2"/><text:span text:style-name="T2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326cm" style:type="center"/>
          <style:tab-stop style:position="20.65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326cm" style:type="center"/>
          <style:tab-stop style:position="20.65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159cm" fo:margin-right="0.1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31T16:44:03.880992665</meta:creation-date>
    <dc:date>2021-08-03T12:46:15.882763700</dc:date>
    <meta:editing-duration>PT9M58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76" meta:character-count="698" meta:non-whitespace-character-count="290"/>
  </office:meta>
</office:document-meta>
</file>